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dcdf"/>
    </style:style>
    <style:style style:name="P2" style:family="paragraph" style:parent-style-name="Standard">
      <style:paragraph-properties fo:text-align="start" style:justify-single-word="false"/>
      <style:text-properties officeooo:paragraph-rsid="0019dcdf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9dcdf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dcdf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9dcdf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paragraph-rsid="0019dcdf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4352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9dcdf"/>
    </style:style>
    <style:style style:name="T5" style:family="text">
      <style:text-properties style:text-position="0% 100%" officeooo:rsid="001b1311"/>
    </style:style>
    <style:style style:name="T6" style:family="text">
      <style:text-properties officeooo:rsid="0019dc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3" style:data-style-name="N0">2.03</text:variable-set>: The Definition of Acceleration</text:p>
      <text:p text:style-name="P2"/>
      <text:list xml:id="list1373706486663925122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52132952252723" text:continue-numbering="true" text:style-name="L1">
        <text:list-item>
          <text:p text:style-name="P4">A car starts from a stop at a traffic light that has just turned green. <text:s/>The car accelerates at a rate of 3 m/s<text:span text:style-name="T1">2</text:span><text:span text:style-name="T3">. <text:s/>How fast is the car traveling after </text:span><text:span text:style-name="T4">6</text:span><text:span text:style-name="T3"> seconds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52131578788297" text:continue-numbering="true" text:style-name="L1">
        <text:list-item>
          <text:p text:style-name="P5">You are riding your bike at a speed of 4 m/s when you see a large dog behind you. <text:s/>In an effort to outrun the dog, you accelerate to 20 m/s over the course of the next <text:span text:style-name="T6">10</text:span> seconds. <text:s/>What was your rate of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52132682630782" text:continue-numbering="true" text:style-name="L1">
        <text:list-item>
          <text:p text:style-name="P4"><text:span text:style-name="T3">You are skydiving, and are falling at your terminal velocity of 60 m/s. <text:s/>You pull your parachute, and decelerate to a speed of 10 m/s, at a rate of </text:span><text:span text:style-name="T4">4</text:span><text:span text:style-name="T3"> m/s</text:span><text:span text:style-name="T1">2</text:span><text:span text:style-name="T3">. <text:s/>How long did it take you to reach your final velocity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52132497530976" text:continue-numbering="true" text:style-name="L1">
        <text:list-item>
          <text:p text:style-name="P5">A car is driving on Lee Trevino at 20 m/s when the driver sees a red light. <text:s/>The driver slows the car to a stop over the next <text:span text:style-name="T6">9</text:span> seconds. <text:s/>What is the acceleration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52131913900266" text:continue-numbering="true" text:style-name="L1">
        <text:list-item>
          <text:p text:style-name="P5"><text:soft-page-break/>Lauren is walking at <text:span text:style-name="T6">3</text:span> m/s when she is startled by Benny walking behind her. Over the next two seconds, she starts to run at 6 m/s. What was her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52131501143747" text:continue-numbering="true" text:style-name="L1">
        <text:list-item>
          <text:p text:style-name="P5">A plane is traveling 2<text:span text:style-name="T6">0</text:span>0 m/s when it touches down on the runway while landing. <text:s/>It comes to a complete stop in 25 seconds. <text:s/>What is the acceleration of the plan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52133072289086" text:continue-numbering="true" text:style-name="L1">
        <text:list-item>
          <text:p text:style-name="P5">Elijah is driving a car with a top acceleration of 1<text:span text:style-name="T6">1</text:span> m/s<text:span text:style-name="T2">2</text:span>. <text:s/>If he starts from a stop, and accelerates for 3 seconds, what is the speed his car will be go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52131886659875" text:continue-numbering="true" text:style-name="L1">
        <text:list-item>
          <text:p text:style-name="P6"><text:span text:style-name="T3">Celina is marching forward at a speed of </text:span><text:span text:style-name="T4">2</text:span><text:span text:style-name="T3"> m/s when she starts to march backward at a speed of </text:span><text:span text:style-name="T5">2</text:span><text:span text:style-name="T3"> m/s. <text:s/>If she accelerates at 12 m/s</text:span><text:span text:style-name="T1">2</text:span><text:span text:style-name="T3">, how much time will the change tak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9-06T15:21:31.182142985" text:date-adjust="PT24H00M00S">09/0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32.437996378</meta:creation-date>
    <meta:editing-duration>PT2M24S</meta:editing-duration>
    <meta:editing-cycles>7</meta:editing-cycles>
    <meta:generator>LibreOffice/4.3.7.2$Linux_X86_64 LibreOffice_project/430$Build-2</meta:generator>
    <meta:initial-creator>Jonas Williamson</meta:initial-creator>
    <dc:date>2016-09-06T15:21:31.091289957</dc:date>
    <meta:document-statistic meta:table-count="0" meta:image-count="2" meta:object-count="0" meta:page-count="2" meta:paragraph-count="12" meta:word-count="325" meta:character-count="1675" meta:non-whitespace-character-count="1322"/>
  </office:meta>
</office:document-meta>
</file>